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</style:style>
    <style:style style:name="T2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text-align="center"/>
    </style:style>
    <style:style style:name="T4" style:parent-style-name="StrongEmphasis" style:family="text">
      <style:text-properties style:font-name="Times New Roman" fo:font-size="10pt" style:font-size-asian="10pt" style:font-size-complex="10pt"/>
    </style:style>
    <style:style style:name="T5" style:parent-style-name="DefaultParagraphFont" style:family="text">
      <style:text-properties style:font-name="Times New Roman" fo:font-size="10pt" style:font-size-asian="10pt" style:font-size-complex="10pt"/>
    </style:style>
    <style:style style:name="P6" style:parent-style-name="PreformattedText" style:family="paragraph">
      <style:text-properties style:font-name="Times New Roman"/>
    </style:style>
    <style:style style:name="T7" style:parent-style-name="SourceText" style:family="text">
      <style:text-properties style:font-name="Times New Roman"/>
    </style:style>
    <style:style style:name="T8" style:parent-style-name="SourceText" style:family="text">
      <style:text-properties style:font-name="Times New Roman"/>
    </style:style>
    <style:style style:name="P9" style:parent-style-name="PreformattedText" style:family="paragraph">
      <style:text-properties style:font-name="Times New Roman"/>
    </style:style>
    <style:style style:name="P10" style:parent-style-name="PreformattedText" style:family="paragraph">
      <style:paragraph-properties fo:margin-bottom="0.1965in"/>
    </style:style>
    <style:style style:name="T11" style:parent-style-name="SourceText" style:family="text">
      <style:text-properties style:font-name="Times New Roman"/>
    </style:style>
    <style:style style:name="T12" style:parent-style-name="StrongEmphasis" style:family="text">
      <style:text-properties style:font-name="Times New Roman" fo:font-size="10pt" style:font-size-asian="10pt" style:font-size-complex="10pt"/>
    </style:style>
    <style:style style:name="T13" style:parent-style-name="DefaultParagraphFont" style:family="text">
      <style:text-properties style:font-name="Times New Roman" fo:font-size="10pt" style:font-size-asian="10pt" style:font-size-complex="10pt"/>
    </style:style>
    <style:style style:name="T14" style:parent-style-name="StrongEmphasis" style:family="text">
      <style:text-properties style:font-name="Times New Roman" fo:font-size="10pt" style:font-size-asian="10pt" style:font-size-complex="10pt"/>
    </style:style>
    <style:style style:name="T15" style:parent-style-name="DefaultParagraphFont" style:family="text">
      <style:text-properties style:font-name="Times New Roman" fo:font-size="10pt" style:font-size-asian="10pt" style:font-size-complex="10pt"/>
    </style:style>
    <style:style style:name="T16" style:parent-style-name="SourceText" style:family="text">
      <style:text-properties style:font-name="Times New Roman"/>
    </style:style>
    <style:style style:name="P17" style:parent-style-name="PreformattedText" style:family="paragraph">
      <style:paragraph-properties fo:margin-bottom="0.1965in"/>
    </style:style>
    <style:style style:name="T18" style:parent-style-name="SourceText" style:family="text">
      <style:text-properties style:font-name="Times New Roman"/>
    </style:style>
    <style:style style:name="T19" style:parent-style-name="StrongEmphasis" style:family="text">
      <style:text-properties style:font-name="Times New Roman" fo:font-size="10pt" style:font-size-asian="10pt" style:font-size-complex="10pt"/>
    </style:style>
    <style:style style:name="T20" style:parent-style-name="DefaultParagraphFont" style:family="text">
      <style:text-properties style:font-name="Times New Roman" fo:font-size="10pt" style:font-size-asian="10pt" style:font-size-complex="10pt"/>
    </style:style>
    <style:style style:name="T21" style:parent-style-name="StrongEmphasis" style:family="text">
      <style:text-properties style:font-name="Times New Roman" fo:font-size="10pt" style:font-size-asian="10pt" style:font-size-complex="10pt"/>
    </style:style>
    <style:style style:name="T22" style:parent-style-name="DefaultParagraphFont" style:family="text">
      <style:text-properties style:font-name="Times New Roman" fo:font-size="10pt" style:font-size-asian="10pt" style:font-size-complex="10pt"/>
    </style:style>
    <style:style style:name="T23" style:parent-style-name="StrongEmphasis" style:family="text">
      <style:text-properties style:font-name="Times New Roman" fo:font-size="10pt" style:font-size-asian="10pt" style:font-size-complex="10pt"/>
    </style:style>
    <style:style style:name="T24" style:parent-style-name="DefaultParagraphFont" style:family="text">
      <style:text-properties style:font-name="Times New Roman" fo:font-size="10pt" style:font-size-asian="10pt" style:font-size-complex="10pt"/>
    </style:style>
    <style:style style:name="T25" style:parent-style-name="DefaultParagraphFont" style:family="text">
      <style:text-properties style:font-name="Times New Roman" fo:font-size="10pt" style:font-size-asian="10pt" style:font-size-complex="10pt"/>
    </style:style>
    <style:style style:name="T26" style:parent-style-name="StrongEmphasis" style:family="text">
      <style:text-properties style:font-name="Times New Roman" fo:font-size="10pt" style:font-size-asian="10pt" style:font-size-complex="10pt"/>
    </style:style>
    <style:style style:name="T27" style:parent-style-name="DefaultParagraphFont" style:family="text">
      <style:text-properties style:font-name="Times New Roman" fo:font-size="10pt" style:font-size-asian="10pt" style:font-size-complex="10pt"/>
    </style:style>
    <style:style style:name="T28" style:parent-style-name="StrongEmphasis" style:family="text">
      <style:text-properties style:font-name="Times New Roman" fo:font-size="10pt" style:font-size-asian="10pt" style:font-size-complex="10pt"/>
    </style:style>
    <style:style style:name="T29" style:parent-style-name="DefaultParagraphFont" style:family="text">
      <style:text-properties style:font-name="Times New Roman" fo:font-size="10pt" style:font-size-asian="10pt" style:font-size-complex="10pt"/>
    </style:style>
    <style:style style:name="T30" style:parent-style-name="StrongEmphasis" style:family="text">
      <style:text-properties style:font-name="Times New Roman" fo:font-size="10pt" style:font-size-asian="10pt" style:font-size-complex="10pt"/>
    </style:style>
    <style:style style:name="T31" style:parent-style-name="DefaultParagraphFont" style:family="text">
      <style:text-properties style:font-name="Times New Roman" fo:font-size="10pt" style:font-size-asian="10pt" style:font-size-complex="10pt"/>
    </style:style>
    <style:style style:name="T32" style:parent-style-name="StrongEmphasis" style:family="text">
      <style:text-properties style:font-name="Times New Roman" fo:font-size="10pt" style:font-size-asian="10pt" style:font-size-complex="10pt"/>
    </style:style>
    <style:style style:name="T33" style:parent-style-name="DefaultParagraphFont" style:family="text">
      <style:text-properties style:font-name="Times New Roman" fo:font-size="10pt" style:font-size-asian="10pt" style:font-size-complex="10pt"/>
    </style:style>
    <style:style style:name="T34" style:parent-style-name="SourceText" style:family="text">
      <style:text-properties style:font-name="Times New Roman" fo:font-size="10pt" style:font-size-asian="10pt" style:font-size-complex="10pt"/>
    </style:style>
    <style:style style:name="T35" style:parent-style-name="DefaultParagraphFont" style:family="text">
      <style:text-properties style:font-name="Times New Roman" fo:font-size="10pt" style:font-size-asian="10pt" style:font-size-complex="10pt"/>
    </style:style>
    <style:style style:name="T36" style:parent-style-name="StrongEmphasis" style:family="text">
      <style:text-properties style:font-name="Times New Roman" fo:font-size="10pt" style:font-size-asian="10pt" style:font-size-complex="10pt"/>
    </style:style>
    <style:style style:name="T37" style:parent-style-name="DefaultParagraphFont" style:family="text">
      <style:text-properties style:font-name="Times New Roman" fo:font-size="10pt" style:font-size-asian="10pt" style:font-size-complex="10pt"/>
    </style:style>
    <style:style style:name="T38" style:parent-style-name="SourceText" style:family="text">
      <style:text-properties style:font-name="Times New Roman" fo:font-size="10pt" style:font-size-asian="10pt" style:font-size-complex="10pt"/>
    </style:style>
    <style:style style:name="T39" style:parent-style-name="DefaultParagraphFont" style:family="text">
      <style:text-properties style:font-name="Times New Roman" fo:font-size="10pt" style:font-size-asian="10pt" style:font-size-complex="10pt"/>
    </style:style>
    <style:style style:name="P40" style:parent-style-name="PreformattedText" style:family="paragraph">
      <style:text-properties style:font-name="Times New Roman"/>
    </style:style>
    <style:style style:name="T41" style:parent-style-name="SourceText" style:family="text">
      <style:text-properties style:font-name="Times New Roman"/>
    </style:style>
    <style:style style:name="P42" style:parent-style-name="PreformattedText" style:family="paragraph">
      <style:paragraph-properties fo:margin-bottom="0.1965in"/>
    </style:style>
    <style:style style:name="T43" style:parent-style-name="SourceText" style:family="text">
      <style:text-properties style:font-name="Times New Roman"/>
    </style:style>
    <style:style style:name="T44" style:parent-style-name="StrongEmphasis" style:family="text">
      <style:text-properties style:font-name="Times New Roman" fo:font-size="10pt" style:font-size-asian="10pt" style:font-size-complex="10pt"/>
    </style:style>
    <style:style style:name="T45" style:parent-style-name="DefaultParagraphFont" style:family="text">
      <style:text-properties style:font-name="Times New Roman" fo:font-size="10pt" style:font-size-asian="10pt" style:font-size-complex="10pt"/>
    </style:style>
    <style:style style:name="T46" style:parent-style-name="StrongEmphasis" style:family="text">
      <style:text-properties style:font-name="Times New Roman" fo:font-size="10pt" style:font-size-asian="10pt" style:font-size-complex="10pt"/>
    </style:style>
    <style:style style:name="T47" style:parent-style-name="DefaultParagraphFont" style:family="text">
      <style:text-properties style:font-name="Times New Roman" fo:font-size="10pt" style:font-size-asian="10pt" style:font-size-complex="10pt"/>
    </style:style>
    <style:style style:name="T48" style:parent-style-name="SourceText" style:family="text">
      <style:text-properties style:font-name="Times New Roman" fo:font-size="10pt" style:font-size-asian="10pt" style:font-size-complex="10pt"/>
    </style:style>
    <style:style style:name="T49" style:parent-style-name="DefaultParagraphFont" style:family="text">
      <style:text-properties style:font-name="Times New Roman" fo:font-size="10pt" style:font-size-asian="10pt" style:font-size-complex="10pt"/>
    </style:style>
    <style:style style:name="T50" style:parent-style-name="StrongEmphasis" style:family="text">
      <style:text-properties style:font-name="Times New Roman" fo:font-size="10pt" style:font-size-asian="10pt" style:font-size-complex="10pt"/>
    </style:style>
    <style:style style:name="T51" style:parent-style-name="DefaultParagraphFont" style:family="text">
      <style:text-properties style:font-name="Times New Roman" fo:font-size="10pt" style:font-size-asian="10pt" style:font-size-complex="10pt"/>
    </style:style>
    <style:style style:name="P52" style:parent-style-name="PreformattedText" style:family="paragraph">
      <style:text-properties style:font-name="Times New Roman"/>
    </style:style>
    <style:style style:name="T53" style:parent-style-name="SourceText" style:family="text">
      <style:text-properties style:font-name="Times New Roman"/>
    </style:style>
    <style:style style:name="P54" style:parent-style-name="PreformattedText" style:family="paragraph">
      <style:paragraph-properties fo:margin-bottom="0.1965in"/>
    </style:style>
    <style:style style:name="T55" style:parent-style-name="SourceText" style:family="text">
      <style:text-properties style:font-name="Times New Roman"/>
    </style:style>
    <style:style style:name="T56" style:parent-style-name="StrongEmphasis" style:family="text">
      <style:text-properties style:font-name="Times New Roman" fo:font-size="10pt" style:font-size-asian="10pt" style:font-size-complex="10pt"/>
    </style:style>
    <style:style style:name="T57" style:parent-style-name="DefaultParagraphFont" style:family="text">
      <style:text-properties style:font-name="Times New Roman" fo:font-size="10pt" style:font-size-asian="10pt" style:font-size-complex="10pt"/>
    </style:style>
    <style:style style:name="T58" style:parent-style-name="StrongEmphasis" style:family="text">
      <style:text-properties style:font-name="Times New Roman" fo:font-size="10pt" style:font-size-asian="10pt" style:font-size-complex="10pt"/>
    </style:style>
    <style:style style:name="T59" style:parent-style-name="DefaultParagraphFont" style:family="text">
      <style:text-properties style:font-name="Times New Roman" fo:font-size="10pt" style:font-size-asian="10pt" style:font-size-complex="10pt"/>
    </style:style>
    <style:style style:name="T60" style:parent-style-name="StrongEmphasis" style:family="text">
      <style:text-properties style:font-name="Times New Roman" fo:font-size="10pt" style:font-size-asian="10pt" style:font-size-complex="10pt"/>
    </style:style>
    <style:style style:name="T61" style:parent-style-name="DefaultParagraphFont" style:family="text">
      <style:text-properties style:font-name="Times New Roman" fo:font-size="10pt" style:font-size-asian="10pt" style:font-size-complex="10pt"/>
    </style:style>
    <style:style style:name="P62" style:parent-style-name="PreformattedText" style:family="paragraph">
      <style:text-properties style:font-name="Times New Roman"/>
    </style:style>
    <style:style style:name="P63" style:parent-style-name="PreformattedText" style:family="paragraph">
      <style:paragraph-properties fo:margin-bottom="0.1965in"/>
    </style:style>
    <style:style style:name="T64" style:parent-style-name="SourceText" style:family="text">
      <style:text-properties style:font-name="Times New Roman"/>
    </style:style>
    <style:style style:name="P65" style:parent-style-name="PreformattedText" style:family="paragraph">
      <style:paragraph-properties fo:margin-bottom="0.1965in"/>
    </style:style>
    <style:style style:name="T66" style:parent-style-name="StrongEmphasis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StrongEmphasis" style:family="text">
      <style:text-properties style:font-name="Times New Roman" fo:font-size="10pt" style:font-size-asian="10pt" style:font-size-complex="10pt"/>
    </style:style>
    <style:style style:name="T69" style:parent-style-name="DefaultParagraphFont" style:family="text">
      <style:text-properties style:font-name="Times New Roman" fo:font-size="10pt" style:font-size-asian="10pt" style:font-size-complex="10pt"/>
    </style:style>
    <style:style style:name="P70" style:parent-style-name="PreformattedText" style:family="paragraph">
      <style:text-properties style:font-name="Times New Roman"/>
    </style:style>
    <style:style style:name="P71" style:parent-style-name="PreformattedText" style:family="paragraph">
      <style:paragraph-properties fo:margin-bottom="0.1965in"/>
    </style:style>
    <style:style style:name="T72" style:parent-style-name="SourceText" style:family="text">
      <style:text-properties style:font-name="Times New Roman"/>
    </style:style>
    <style:style style:name="P73" style:parent-style-name="PreformattedText" style:family="paragraph">
      <style:paragraph-properties fo:margin-bottom="0.1965in"/>
    </style:style>
    <style:style style:name="T74" style:parent-style-name="StrongEmphasis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StrongEmphasis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SourceTex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StrongEmphasis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SourceTex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T84" style:parent-style-name="StrongEmphasis" style:family="text">
      <style:text-properties style:font-name="Times New Roman" fo:font-size="10pt" style:font-size-asian="10pt" style:font-size-complex="10pt" fo:background-color="#FFFF00"/>
    </style:style>
    <style:style style:name="T85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86" style:parent-style-name="SourceText" style:family="text">
      <style:text-properties style:font-name="Times New Roman" fo:font-size="10pt" style:font-size-asian="10pt" style:font-size-complex="10pt" fo:background-color="#FFFF00"/>
    </style:style>
    <style:style style:name="T87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88" style:parent-style-name="DefaultParagraphFont" style:family="text">
      <style:text-properties style:font-name="Times New Roman" fo:font-size="10pt" style:font-size-asian="10pt" style:font-size-complex="10pt" fo:background-color="#FFFF00"/>
    </style:style>
    <style:style style:name="T89" style:parent-style-name="StrongEmphasis" style:family="text">
      <style:text-properties style:font-name="Times New Roman" fo:font-size="10pt" style:font-size-asian="10pt" style:font-size-complex="10pt" fo:background-color="#FFFF00"/>
    </style:style>
    <style:style style:name="T90" style:parent-style-name="DefaultParagraphFont" style:family="text">
      <style:text-properties style:font-name="Times New Roman" fo:font-size="10pt" style:font-size-asian="10pt" style:font-size-complex="10pt" fo:background-color="#FFFF00"/>
    </style:style>
  </office:automatic-styles>
  <office:body>
    <office:text text:use-soft-page-breaks="true">
      <text:h text:style-name="P1" text:outline-level="2"><text:span text:style-name="T2">Scenario-Based Questions</text:span></text:h>
      <text:p text:style-name="P3"/>
      <text:p text:style-name="Textbody"><text:span text:style-name="T4">Scenario</text:span><text:span text:style-name="T5">: You have the following function, but it’s not working as expected. Find the bug and correct it.</text:span></text:p>
      <text:p text:style-name="P6"/>
      <text:p text:style-name="PreformattedText"><text:span text:style-name="T7">def multiply_numbers(a, b=2, c):</text:span></text:p>
      <text:p text:style-name="PreformattedText"><text:span text:style-name="T8"><text:s text:c="4"/>return a * b * c</text:span></text:p>
      <text:p text:style-name="P9"/>
      <text:p text:style-name="P10"><text:span text:style-name="T11">print(multiply_numbers(3, 4))</text:span></text:p>
      <text:p text:style-name="Textbody"><text:span text:style-name="T12">Question</text:span><text:span text:style-name="T13">: Identify the issue in this function and fix it.</text:span></text:p>
      <text:p text:style-name="HorizontalLine"/>
      <text:p text:style-name="Textbody"><text:span text:style-name="T14">Scenario</text:span><text:span text:style-name="T15">: You wrote a script to read a file but got an error.</text:span></text:p>
      <text:p text:style-name="PreformattedText"><text:span text:style-name="T16">with open("data.txt", "r") as file:</text:span></text:p>
      <text:p text:style-name="P17"><text:span text:style-name="T18"><text:s text:c="4"/>file.write("Adding new data")</text:span></text:p>
      <text:p text:style-name="Textbody"><text:span text:style-name="T19">Question</text:span><text:span text:style-name="T20">: Explain why this code fails and how to fix it.</text:span></text:p>
      <text:p text:style-name="HorizontalLine"/>
      <text:p text:style-name="Textbody"><text:span text:style-name="T21">Scenario</text:span><text:span text:style-name="T22">: In Selenium, an element appears dynamically<text:s/></text:span><text:span text:style-name="T23">after 5 seconds</text:span><text:span text:style-name="T24">. The current script fails because the element is not found immediately.</text:span><text:span text:style-name="T25"><text:line-break/></text:span><text:span text:style-name="T26">Question</text:span><text:span text:style-name="T27">: What changes would you make to wait for the element properly? Provide a sample code fix.</text:span></text:p>
      <text:p text:style-name="HorizontalLine"/>
      <text:p text:style-name="Textbody"><text:span text:style-name="T28">Scenario</text:span><text:span text:style-name="T29">: A function is supposed to<text:s/></text:span><text:span text:style-name="T30">remove duplicates</text:span><text:span text:style-name="T31"><text:s/>from a list while keeping the original order.</text:span></text:p>
      <text:p text:style-name="Textbody"><text:span text:style-name="T32">Question</text:span><text:span text:style-name="T33">: Given<text:s/></text:span><text:span text:style-name="T34">nums = [4, 2, 2, 5, 4, 7]</text:span><text:span text:style-name="T35">, write a Python one-liner to remove duplicates while keeping order.</text:span></text:p>
      <text:p text:style-name="HorizontalLine"/>
      <text:p text:style-name="Textbody"><text:span text:style-name="T36">Scenario</text:span><text:span text:style-name="T37">: The following function crashes if<text:s/></text:span><text:span text:style-name="T38">b = 0</text:span><text:span text:style-name="T39">.</text:span></text:p>
      <text:p text:style-name="P40"/>
      <text:p text:style-name="PreformattedText"><text:span text:style-name="T41">def divide_numbers(a, b):</text:span></text:p>
      <text:p text:style-name="P42"><text:span text:style-name="T43"><text:s text:c="4"/>return a / b</text:span></text:p>
      <text:p text:style-name="Textbody"><text:span text:style-name="T44">Question</text:span><text:span text:style-name="T45">: Modify this function to<text:s/></text:span><text:span text:style-name="T46">handle division by zero</text:span><text:span text:style-name="T47"><text:s/>gracefully and return<text:s/></text:span><text:span text:style-name="T48">"Cannot divide by zero"</text:span><text:span text:style-name="T49"><text:s/>instead of crashing.</text:span></text:p>
      <text:p text:style-name="HorizontalLine"/>
      <text:p text:style-name="Textbody"><text:span text:style-name="T50">Scenario</text:span><text:span text:style-name="T51">: A candidate writes this function:</text:span></text:p>
      <text:p text:style-name="P52"/>
      <text:p text:style-name="PreformattedText"><text:span text:style-name="T53">def create_large_list():</text:span></text:p>
      <text:p text:style-name="P54"><text:span text:style-name="T55"><text:s text:c="4"/>my_list = [i for i in range(10**7)]</text:span></text:p>
      <text:p text:style-name="Textbody"><text:span text:style-name="T56">Question</text:span><text:span text:style-name="T57">: What<text:s/></text:span><text:span text:style-name="T58">memory issue</text:span><text:span text:style-name="T59"><text:s/>might occur here? How can you optimize it?</text:span></text:p>
      <text:p text:style-name="HorizontalLine"/>
      <text:p text:style-name="Textbody"><text:span text:style-name="T60">Scenario</text:span><text:span text:style-name="T61">: A Selenium script fails while clicking a button:</text:span></text:p>
      <text:p text:style-name="P62"/>
      <text:p text:style-name="P63"><text:span text:style-name="T64">driver.find_element(By.ID, "submitBtn").click()</text:span></text:p>
      <text:p text:style-name="P65"><text:span text:style-name="T66">Question</text:span><text:span text:style-name="T67">: List two possible reasons why this line might fail and suggest solutions.</text:span></text:p>
      <text:p text:style-name="HorizontalLine"/>
      <text:p text:style-name="Textbody"><text:span text:style-name="T68">Scenario</text:span><text:span text:style-name="T69">: You have a dictionary:</text:span></text:p>
      <text:p text:style-name="P70"/>
      <text:p text:style-name="P71"><text:span text:style-name="T72">data = {"name": "Alice", "age": 25}</text:span></text:p>
      <text:p text:style-name="P73"><text:span text:style-name="T74">Question</text:span><text:span text:style-name="T75">: Write a<text:s/></text:span><text:span text:style-name="T76">safe way</text:span><text:span text:style-name="T77"><text:s/>to get the<text:s/></text:span><text:span text:style-name="T78">"city"</text:span><text:span text:style-name="T79"><text:s/>key<text:s/></text:span><text:span text:style-name="T80">without causing an error</text:span><text:span text:style-name="T81">, and return<text:s/></text:span><text:span text:style-name="T82">"Unknown"</text:span><text:span text:style-name="T83"><text:s/>if the key doesn’t exist.</text:span></text:p>
      <text:p text:style-name="HorizontalLine"/>
      <text:p text:style-name="Textbody"><text:span text:style-name="T84">Scenario</text:span><text:span text:style-name="T85">: Given the string<text:s/></text:span><text:span text:style-name="T86">"automation"</text:span><text:span text:style-name="T87">, find the duplicate characters.</text:span><text:span text:style-name="T88"><text:line-break/></text:span><text:span text:style-name="T89">Question</text:span><text:span text:style-name="T90">: Write a Python script to print characters that appear more than once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5-02-11T17:51:00Z</meta:creation-date>
    <dc:date>2025-02-11T18:29:00Z</dc:date>
    <meta:template xlink:href="Normal.dotm" xlink:type="simple"/>
    <meta:editing-cycles>3</meta:editing-cycles>
    <meta:editing-duration>PT2160S</meta:editing-duration>
    <meta:document-statistic meta:page-count="2" meta:paragraph-count="3" meta:word-count="277" meta:character-count="1859" meta:row-count="13" meta:non-whitespace-character-count="1585"/>
  </office:meta>
</office:document-meta>
</file>